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4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6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7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8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9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0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officeooo:rsid="00157db6" officeooo:paragraph-rsid="00132852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text-properties style:font-name="Liberation Serif" fo:font-size="12pt" officeooo:paragraph-rsid="00132852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text-properties style:font-name="Liberation Serif" fo:font-size="12pt" officeooo:rsid="00173026" officeooo:paragraph-rsid="00132852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text-properties style:font-name="Liberation Serif" fo:font-size="12pt" officeooo:rsid="001d0f3b" officeooo:paragraph-rsid="00132852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text-properties style:font-name="Liberation Serif" fo:font-size="12pt" officeooo:rsid="001d182e" officeooo:paragraph-rsid="00132852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text-properties style:font-name="Liberation Serif" fo:font-size="12pt" officeooo:rsid="003229d4" officeooo:paragraph-rsid="00132852" style:letter-kerning="false" style:font-size-asian="12pt" style:font-name-complex="Courier New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32852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paragraph-rsid="00132852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d182e" officeooo:paragraph-rsid="00132852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1" style:family="paragraph" style:parent-style-name="Standard">
      <style:text-properties style:font-name="Liberation Serif" fo:font-size="12pt" officeooo:paragraph-rsid="0013285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2852" style:letter-kerning="false" style:font-size-asian="12pt" style:font-weight-asian="normal" style:font-name-complex="Courier New" style:font-size-complex="12pt" style:language-complex="ar" style:country-complex="SA" style:font-weight-complex="normal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Liberation Serif" fo:font-size="12pt" fo:font-weight="bold" officeooo:paragraph-rsid="00132852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3285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13285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3285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34e481" officeooo:paragraph-rsid="0013285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weight="bold" officeooo:rsid="0034e481" officeooo:paragraph-rsid="00132852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font-style="normal" officeooo:rsid="00132852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3285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4e48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a5c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officeooo:rsid="000b86bb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4f82b" style:font-style-asian="normal" style:font-weight-asian="bold" style:font-style-complex="normal" style:font-weight-complex="bold"/>
    </style:style>
    <style:style style:name="T21" style:family="text">
      <style:text-properties fo:color="#000080" fo:language="en" fo:country="GB" officeooo:rsid="00061f30"/>
    </style:style>
    <style:style style:name="T22" style:family="text">
      <style:text-properties fo:color="#000080" fo:language="en" fo:country="GB" officeooo:rsid="000bcc7b"/>
    </style:style>
    <style:style style:name="T23" style:family="text">
      <style:text-properties officeooo:rsid="000bcc7b"/>
    </style:style>
    <style:style style:name="T24" style:family="text">
      <style:text-properties officeooo:rsid="00126629"/>
    </style:style>
    <style:style style:name="T25" style:family="text">
      <style:text-properties officeooo:rsid="00118ee8"/>
    </style:style>
    <style:style style:name="T26" style:family="text">
      <style:text-properties officeooo:rsid="00216fd0"/>
    </style:style>
    <style:style style:name="T27" style:family="text">
      <style:text-properties officeooo:rsid="00164eb4"/>
    </style:style>
    <style:style style:name="T28" style:family="text">
      <style:text-properties officeooo:rsid="002ee9a1"/>
    </style:style>
    <style:style style:name="T29" style:family="text">
      <style:text-properties officeooo:rsid="002604fc"/>
    </style:style>
    <style:style style:name="T30" style:family="text">
      <style:text-properties officeooo:rsid="001d182e"/>
    </style:style>
    <style:style style:name="T31" style:family="text">
      <style:text-properties officeooo:rsid="0026bb89"/>
    </style:style>
    <style:style style:name="T32" style:family="text">
      <style:text-properties officeooo:rsid="002cfb46"/>
    </style:style>
    <style:style style:name="T33" style:family="text">
      <style:text-properties officeooo:rsid="00395c5f"/>
    </style:style>
    <style:style style:name="T34" style:family="text">
      <style:text-properties officeooo:rsid="003229d4"/>
    </style:style>
    <style:style style:name="T35" style:family="text">
      <style:text-properties officeooo:rsid="0036a5cf"/>
    </style:style>
    <style:style style:name="T36" style:family="text">
      <style:text-properties officeooo:rsid="003382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XAMPLE <text:span text:style-name="T1">1</text:span></text:p>
      <text:p text:style-name="P5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5"/>
      <text:p text:style-name="P33"><text:span text:style-name="Default_20_Paragraph_20_Font"><text:span text:style-name="T11">EXAMPLE </text:span></text:span><text:span text:style-name="Default_20_Paragraph_20_Font"><text:span text:style-name="T12">2</text:span></text:span></text:p>
      <text:p text:style-name="P28"><text:span text:style-name="Default_20_Paragraph_20_Font"><text:span text:style-name="T12"/></text:span></text:p>
      <text:p text:style-name="P31"><text:span text:style-name="T2">Description:</text:span> A <text:span text:style-name="T7">simple</text:span> sequence of <text:span text:style-name="T25">three</text:span> “<text:span text:style-name="T1">add” and four “nop”</text:span> instruction<text:span text:style-name="T1">s</text:span> with <text:span text:style-name="T25">PIPE</text:span> <text:span text:style-name="T25">EXE data</text:span> hazard.</text:p>
      <text:p text:style-name="P23"/>
      <text:p text:style-name="P23">ADD <text:span text:style-name="T1">r2,r1,r3</text:span></text:p>
      <text:p text:style-name="P22">NOP</text:p>
      <text:p text:style-name="P22">NOP</text:p>
      <text:p text:style-name="P23">ADD <text:span text:style-name="T1">r3,r2,r1 //EXE HAZARD</text:span></text:p>
      <text:p text:style-name="P22">NOP</text:p>
      <text:p text:style-name="P22">NOP</text:p>
      <text:p text:style-name="P32">ADD <text:span text:style-name="T1">r1,r3,r2 //EXE HAZARD</text:span></text:p>
      <text:p text:style-name="P28"/>
      <text:p text:style-name="P28"/>
      <text:p text:style-name="P33"><text:span text:style-name="Default_20_Paragraph_20_Font"><text:span text:style-name="T11">EXAMPLE </text:span></text:span><text:span text:style-name="Default_20_Paragraph_20_Font"><text:span text:style-name="T12">3</text:span></text:span></text:p>
      <text:p text:style-name="P29"><text:span text:style-name="Default_20_Paragraph_20_Font"><text:span text:style-name="T14"/></text:span></text:p>
      <text:p text:style-name="P31"><text:span text:style-name="T2">Description:</text:span> A <text:span text:style-name="T7">simple</text:span> sequence of <text:span text:style-name="T26">four</text:span> “<text:span text:style-name="T1">add” and one “nop”</text:span> instruction<text:span text:style-name="T1">s</text:span> with <text:span text:style-name="T25">PIPE</text:span> <text:span text:style-name="T27">MEM data</text:span> hazard.</text:p>
      <text:p text:style-name="P23"/>
      <text:p text:style-name="P23">ADD <text:span text:style-name="T1">r2,r1,r3</text:span></text:p>
      <text:p text:style-name="P24">ADD r4,r4,r1</text:p>
      <text:p text:style-name="P25">NOP</text:p>
      <text:p text:style-name="P29"><text:span text:style-name="Default_20_Paragraph_20_Font"><text:span text:style-name="T14">ADD </text:span></text:span><text:span text:style-name="Default_20_Paragraph_20_Font"><text:span text:style-name="T15">r3,r2,r2 // MEM HAZARD</text:span></text:span></text:p>
      <text:p text:style-name="P29"><text:span text:style-name="Default_20_Paragraph_20_Font"><text:span text:style-name="T15"/></text:span></text:p>
      <text:p text:style-name="P33"><text:span text:style-name="Default_20_Paragraph_20_Font"><text:span text:style-name="T11">EXAMPLE </text:span></text:span><text:span text:style-name="Default_20_Paragraph_20_Font"><text:span text:style-name="T12">4</text:span></text:span></text:p>
      <text:p text:style-name="P29"><text:span text:style-name="Default_20_Paragraph_20_Font"><text:span text:style-name="T14"/></text:span></text:p>
      <text:p text:style-name="P31"><text:span text:style-name="T2">Description:</text:span> A <text:span text:style-name="T7">simple</text:span> sequence of <text:span text:style-name="T28">nine</text:span> instruction<text:span text:style-name="T1">s</text:span> with <text:span text:style-name="T29">no data</text:span> hazard.</text:p>
      <text:p text:style-name="P23"/>
      <text:p text:style-name="P34">ADD r1,r1,r1</text:p>
      <text:p text:style-name="P35">NOP</text:p>
      <text:p text:style-name="P35">NOP</text:p>
      <text:p text:style-name="P36">SLT <text:span text:style-name="T30">r2</text:span>, <text:span text:style-name="T30">r</text:span>15, <text:span text:style-name="T30">r</text:span>1 // <text:span text:style-name="T31">EXE HAZARD</text:span></text:p>
      <text:p text:style-name="P35">NOP</text:p>
      <text:p text:style-name="P35">NOP</text:p>
      <text:p text:style-name="P36">BEQ <text:span text:style-name="T30">r</text:span>2,<text:span text:style-name="T30">r</text:span>0, -<text:span text:style-name="T32">7</text:span> <text:s/>//<text:span text:style-name="T31">EXE HAZARD</text:span></text:p>
      <text:p text:style-name="P26">NOP</text:p>
      <text:p text:style-name="P30"><text:span text:style-name="Default_20_Paragraph_20_Font"><text:span text:style-name="T13">NOP</text:span></text:span></text:p>
      <text:p text:style-name="P30"><text:span text:style-name="Default_20_Paragraph_20_Font"><text:span text:style-name="T16"/></text:span></text:p>
      <text:p text:style-name="P30"><text:span text:style-name="Default_20_Paragraph_20_Font"><text:span text:style-name="T16"/></text:span></text:p>
      <text:p text:style-name="P30"><text:span text:style-name="Default_20_Paragraph_20_Font"><text:span text:style-name="T16"/></text:span></text:p>
      <text:p text:style-name="P30"><text:span text:style-name="Default_20_Paragraph_20_Font"><text:span text:style-name="T16"/></text:span></text:p>
      <text:p text:style-name="P30"><text:span text:style-name="Default_20_Paragraph_20_Font"><text:span text:style-name="T16"/></text:span></text:p>
      <text:p text:style-name="P33"><text:soft-page-break/><text:span text:style-name="Default_20_Paragraph_20_Font"><text:span text:style-name="T11">EXAMPLE </text:span></text:span><text:span text:style-name="Default_20_Paragraph_20_Font"><text:span text:style-name="T12">5</text:span></text:span></text:p>
      <text:p text:style-name="P29"><text:span text:style-name="Default_20_Paragraph_20_Font"><text:span text:style-name="T14"/></text:span></text:p>
      <text:p text:style-name="P31"><text:span text:style-name="T2">Description:</text:span> A <text:span text:style-name="T7">simple</text:span> sequence of <text:span text:style-name="T33">eight</text:span> instruction<text:span text:style-name="T1">s</text:span> with <text:span text:style-name="T29">no data</text:span> hazard.</text:p>
      <text:p text:style-name="P27"/>
      <text:p text:style-name="P34"><text:span text:style-name="T34">LW</text:span> r<text:span text:style-name="T35">1</text:span>,<text:span text:style-name="T34">0(</text:span>r<text:span text:style-name="T35">4)</text:span></text:p>
      <text:p text:style-name="P34"><text:span text:style-name="T34">LW</text:span> r<text:span text:style-name="T35">2</text:span>,<text:span text:style-name="T36">4(</text:span>r<text:span text:style-name="T35">4)</text:span></text:p>
      <text:p text:style-name="P35">NOP</text:p>
      <text:p text:style-name="P35">NOP</text:p>
      <text:p text:style-name="P37">ADD r<text:span text:style-name="T35">3</text:span>,r<text:span text:style-name="T35">1</text:span>,r<text:span text:style-name="T35">2</text:span></text:p>
      <text:p text:style-name="P35">NOP</text:p>
      <text:p text:style-name="P35">NOP</text:p>
      <text:p text:style-name="P38"><text:span text:style-name="Default_20_Paragraph_20_Font"><text:span text:style-name="T17">SW <text:s/>r</text:span></text:span><text:span text:style-name="Default_20_Paragraph_20_Font"><text:span text:style-name="T18">3</text:span></text:span><text:span text:style-name="Default_20_Paragraph_20_Font"><text:span text:style-name="T17">, 8(r</text:span></text:span><text:span text:style-name="Default_20_Paragraph_20_Font"><text:span text:style-name="T18">4</text:span></text:span><text:span text:style-name="Default_20_Paragraph_20_Font"><text:span text:style-name="T17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 LibreOffice_project/5e3e00a007d9b3b6efb6797a8b8e57b51ab1f737</meta:generator>
    <meta:initial-creator>Chris Gull</meta:initial-creator>
    <meta:creation-date>2014-11-22T03:33:00Z</meta:creation-date>
    <dc:date>2016-06-02T18:21:29.005554209</dc:date>
    <meta:editing-cycles>21</meta:editing-cycles>
    <meta:editing-duration>PT45M33S</meta:editing-duration>
    <meta:document-statistic meta:table-count="0" meta:image-count="0" meta:object-count="0" meta:page-count="2" meta:paragraph-count="43" meta:word-count="142" meta:character-count="794" meta:non-whitespace-character-count="693"/>
    <meta:template xlink:type="simple" xlink:actuate="onRequest" xlink:title="" xlink:href="../5th_fig451_MemEx1/No_Hazards_Exemple.odt/Normal.dotm"/>
  </office:meta>
</office:document-meta>
</file>